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Courier 10 Pitch"/>
    </style:style>
    <style:style style:name="P2" style:family="paragraph" style:parent-style-name="Standard">
      <style:paragraph-properties fo:text-align="center" style:justify-single-word="false"/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T1" style:family="text">
      <style:text-properties officeooo:rsid="002154f7"/>
    </style:style>
    <style:style style:name="T2" style:family="text">
      <style:text-properties officeooo:rsid="00219b1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ce in news</text:p>
      <text:list xml:id="list3834178389691331797" text:style-name="L1">
        <text:list-item>
          <text:p text:style-name="P1">Lima (Peru)<text:tab/>: <text:span text:style-name="T1">climate change conference 2014</text:span></text:p>
        </text:list-item>
        <text:list-item>
          <text:p text:style-name="P1">Paris (<text:span text:style-name="T2">France)<text:tab/>: climate change conference 2015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3:23:30.607657217</meta:creation-date>
    <meta:generator>LibreOffice/4.3.2.2$Linux_X86_64 LibreOffice_project/430m0$Build-2</meta:generator>
    <dc:date>2014-12-16T00:34:20.600067821</dc:date>
    <meta:editing-duration>PT2M53S</meta:editing-duration>
    <meta:editing-cycles>8</meta:editing-cycles>
    <meta:document-statistic meta:table-count="0" meta:image-count="0" meta:object-count="0" meta:page-count="1" meta:paragraph-count="3" meta:word-count="19" meta:character-count="108" meta:non-whitespace-character-count="94"/>
  </office:meta>
</office:document-meta>
</file>